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24DE131A53C03B31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ntainer">
      <style:graphic-properties draw:textarea-vertical-align="middle" draw:auto-grow-height="false" fo:min-height="1.306cm" fo:min-width="3.036cm"/>
    </style:style>
    <style:style style:name="gr2" style:family="graphic" style:parent-style-name="Image">
      <style:graphic-properties draw:textarea-vertical-align="middle" draw:auto-grow-height="false" fo:min-height="1.7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Container">
      <style:graphic-properties draw:fill="solid" draw:fill-color="#00b8ff" draw:opacity="100%" draw:textarea-vertical-align="middle" draw:auto-grow-height="false" fo:min-height="0.712cm" fo:min-width="3.036cm" draw:shadow-opacity="100%"/>
    </style:style>
    <style:style style:name="gr5" style:family="graphic" style:parent-style-name="Volume">
      <style:graphic-properties draw:textarea-vertical-align="middle" draw:auto-grow-height="false" fo:min-height="1.008cm" fo:min-width="0.758cm"/>
    </style:style>
    <style:style style:name="gr6" style:family="graphic" style:parent-style-name="Container">
      <style:graphic-properties draw:textarea-vertical-align="middle" draw:auto-grow-height="false" fo:min-height="0.372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8" style:family="graphic" style:parent-style-name="Image">
      <style:graphic-properties draw:textarea-vertical-align="middle" draw:auto-grow-height="false" fo:min-height="0.46cm" fo:min-width="1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0" style:family="graphic" style:parent-style-name="Volume">
      <style:graphic-properties draw:textarea-vertical-align="middle" draw:auto-grow-height="false" fo:min-height="0.38cm" fo:min-width="0.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b8ff" draw:opacity="100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.2cm" svg:x="5.2cm" svg:y="3.7cm">
          <text:p text:style-name="P1">dev-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6cm" svg:height="2cm" svg:x="1.8cm" svg:y="7.5cm">
          <text:p text:style-name="P1">agdsn/pycroft-dev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5.6cm" svg:height="2cm" svg:x="5.2cm" svg:y="10.8cm">
          <text:p text:style-name="P1">agdsn/pycroft-base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5.6cm" svg:height="2cm" svg:x="5.2cm" svg:y="14.2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.2cm" svg:x="2.1cm" svg:y="17cm">
          <text:p text:style-name="P1">test-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5cm" svg:height="2.2cm" svg:x="8.7cm" svg:y="5.7cm">
          <text:p text:style-name="P1">prod-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5cm" svg:height="2.2cm" svg:x="14.4cm" svg:y="6.9cm">
          <text:p text:style-name="P1">dev-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5cm" svg:height="2.2cm" svg:x="11.5cm" svg:y="17cm">
          <text:p text:style-name="P1">test-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5.6cm" svg:height="2cm" svg:x="11.2cm" svg:y="14.2cm">
          <text:p text:style-name="P1">postgresql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.6cm" svg:height="2cm" svg:x="23.1cm" svg:y="14.2cm">
          <text:p text:style-name="P1">dinkel/openldap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6cm" svg:height="2cm" svg:x="17.2cm" svg:y="14.2cm">
          <text:p text:style-name="P1">rabbitmq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2.2cm" svg:x="19.9cm" svg:y="8.5cm">
          <text:p text:style-name="P1">dev-m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cm" svg:height="2.2cm" svg:x="23.4cm" svg:y="11cm">
          <text:p text:style-name="P1">dev-ld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7.7cm" svg:y1="5.9cm" svg:x2="4.6cm" svg:y2="7.5cm" draw:start-shape="id1" draw:start-glue-point="8" draw:end-shape="id2" svg:d="M7700 5900v801h-3100v799" svg:viewBox="0 0 3101 1601">
          <text:p/>
        </draw:connector>
        <draw:connector draw:style-name="gr3" draw:text-style-name="P2" draw:layer="layout" svg:x1="4.6cm" svg:y1="17cm" svg:x2="4.6cm" svg:y2="9.5cm" draw:start-shape="id3" draw:start-glue-point="4" draw:end-shape="id2" draw:end-glue-point="2" svg:d="M4600 17000v-7500" svg:viewBox="0 0 1 7501">
          <text:p/>
        </draw:connector>
        <draw:connector draw:style-name="gr3" draw:text-style-name="P2" draw:layer="layout" draw:line-skew="0.549cm" svg:x1="22.4cm" svg:y1="10.7cm" svg:x2="20cm" svg:y2="14.2cm" draw:start-shape="id4" draw:start-glue-point="8" draw:end-shape="id5" draw:end-glue-point="0" svg:d="M22400 10700v2300h-2400v1200" svg:viewBox="0 0 2401 3501">
          <text:p/>
        </draw:connector>
        <draw:connector draw:style-name="gr3" draw:text-style-name="P2" draw:layer="layout" svg:x1="25.9cm" svg:y1="13.2cm" svg:x2="25.9cm" svg:y2="14.2cm" draw:start-shape="id6" draw:start-glue-point="8" draw:end-shape="id7" svg:d="M25900 13200v1000" svg:viewBox="0 0 1 1001">
          <text:p/>
        </draw:connector>
        <draw:connector draw:style-name="gr3" draw:text-style-name="P2" draw:layer="layout" svg:x1="14cm" svg:y1="17cm" svg:x2="14cm" svg:y2="16.2cm" draw:start-shape="id8" draw:start-glue-point="4" draw:end-shape="id9" draw:end-glue-point="2" svg:d="M14000 17000v-800" svg:viewBox="0 0 1 801">
          <text:p/>
        </draw:connector>
        <draw:connector draw:style-name="gr3" draw:text-style-name="P2" draw:layer="layout" draw:line-skew="1.249cm" svg:x1="16.9cm" svg:y1="9.1cm" svg:x2="14cm" svg:y2="14.2cm" draw:start-shape="id10" draw:start-glue-point="8" draw:end-shape="id9" svg:d="M16900 9100v3800h-2900v1300" svg:viewBox="0 0 2901 5101">
          <text:p/>
        </draw:connector>
        <draw:connector draw:style-name="gr3" draw:text-style-name="P2" draw:layer="layout" draw:line-skew="-0.851cm" svg:x1="11.2cm" svg:y1="7.9cm" svg:x2="8cm" svg:y2="10.8cm" draw:start-shape="id11" draw:start-glue-point="8" draw:end-shape="id12" draw:end-glue-point="0" svg:d="M11200 7900v600h-3200v2300" svg:viewBox="0 0 3201 2901">
          <text:p/>
        </draw:connector>
        <draw:connector draw:style-name="gr3" draw:text-style-name="P2" draw:layer="layout" svg:x1="8cm" svg:y1="12.8cm" svg:x2="8cm" svg:y2="14.2cm" draw:start-shape="id12" draw:start-glue-point="2" draw:end-shape="id13" draw:end-glue-point="0" svg:d="M8000 12800v1400" svg:viewBox="0 0 1 1401">
          <text:p/>
        </draw:connector>
        <draw:connector draw:style-name="gr3" draw:text-style-name="P2" draw:layer="layout" svg:x1="7.4cm" svg:y1="8.5cm" svg:x2="8cm" svg:y2="10.8cm" draw:start-shape="id2" draw:start-glue-point="1" draw:end-shape="id12" svg:d="M7400 8500h600v2300" svg:viewBox="0 0 601 2301">
          <text:p/>
        </draw:connector>
        <draw:custom-shape draw:style-name="gr4" draw:text-style-name="P3" xml:id="id15" draw:id="id15" draw:layer="layout" svg:width="2.65cm" svg:height="1.36cm" svg:x="12.375cm" svg:y="9.338cm">
          <text:p text:style-name="P1">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2cm" svg:height="2cm" svg:x="1.8cm" svg:y="3.8cm">
          <text:p text:style-name="P1">hom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14" draw:id="id14" draw:layer="layout" svg:width="2cm" svg:height="2cm" svg:x="19.4cm" svg:y="5.3cm">
          <text:p text:style-name="P1">d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draw:line-skew="0.098cm" svg:x1="19.4cm" svg:y1="8cm" svg:x2="21.4cm" svg:y2="6.3cm" draw:start-shape="id10" draw:start-glue-point="10" draw:end-shape="id14" draw:end-glue-point="7" svg:d="M19400 8000h2600v-1700h-600" svg:viewBox="0 0 2601 1701">
          <text:p/>
        </draw:connector>
        <draw:connector draw:style-name="gr3" draw:text-style-name="P2" draw:layer="layout" svg:x1="13.7cm" svg:y1="10.698cm" svg:x2="10.8cm" svg:y2="11.8cm" draw:start-shape="id15" draw:start-glue-point="8" draw:end-shape="id12" draw:end-glue-point="1" svg:d="M13700 10698v1102h-2900" svg:viewBox="0 0 2901 1103">
          <text:p/>
        </draw:connector>
        <draw:connector draw:style-name="gr3" draw:text-style-name="P2" draw:layer="layout" svg:x1="5.2cm" svg:y1="4.8cm" svg:x2="3.8cm" svg:y2="4.8cm" draw:start-shape="id1" draw:start-glue-point="6" draw:end-shape="id16" draw:end-glue-point="7" svg:d="M5200 4800h-1400" svg:viewBox="0 0 1401 1">
          <text:p/>
        </draw:connector>
        <draw:connector draw:style-name="gr3" draw:text-style-name="P2" draw:layer="layout" svg:x1="10.2cm" svg:y1="4.8cm" svg:x2="25.9cm" svg:y2="11cm" draw:start-shape="id1" draw:start-glue-point="10" draw:end-shape="id6" draw:end-glue-point="4" svg:d="M10200 4800h15700v6200" svg:viewBox="0 0 15701 6201">
          <text:p/>
        </draw:connector>
        <draw:connector draw:style-name="gr3" draw:text-style-name="P2" draw:layer="layout" svg:x1="10.2cm" svg:y1="4.8cm" svg:x2="22.4cm" svg:y2="8.5cm" draw:start-shape="id1" draw:start-glue-point="10" draw:end-shape="id4" draw:end-glue-point="4" svg:d="M10200 4800h12200v3700" svg:viewBox="0 0 12201 3701">
          <text:p/>
        </draw:connector>
        <draw:connector draw:style-name="gr3" draw:text-style-name="P2" draw:layer="layout" draw:line-skew="0.298cm" svg:x1="4.6cm" svg:y1="19.2cm" svg:x2="14cm" svg:y2="19.2cm" draw:start-shape="id3" draw:start-glue-point="8" draw:end-shape="id8" draw:end-glue-point="8" svg:d="M4600 19200v800h9400v-800" svg:viewBox="0 0 9401 801">
          <text:p/>
        </draw:connector>
        <draw:connector draw:style-name="gr3" draw:text-style-name="P2" draw:layer="layout" draw:line-skew="0.298cm" svg:x1="4.6cm" svg:y1="19.2cm" svg:x2="20cm" svg:y2="19.2cm" draw:start-shape="id3" draw:start-glue-point="8" draw:end-shape="id17" draw:end-glue-point="8" svg:d="M4600 19200v800h15400v-800" svg:viewBox="0 0 15401 801">
          <text:p/>
        </draw:connector>
        <draw:connector draw:style-name="gr3" draw:text-style-name="P2" draw:layer="layout" draw:line-skew="0.198cm" svg:x1="4.6cm" svg:y1="19.2cm" svg:x2="25.9cm" svg:y2="19.3cm" draw:start-shape="id3" draw:start-glue-point="8" draw:end-shape="id18" draw:end-glue-point="8" svg:d="M4600 19200v800h21300v-700" svg:viewBox="0 0 21301 801">
          <text:p/>
        </draw:connector>
        <draw:connector draw:style-name="gr3" draw:text-style-name="P2" draw:layer="layout" svg:x1="10.2cm" svg:y1="4.8cm" svg:x2="16.9cm" svg:y2="6.9cm" draw:start-shape="id1" draw:start-glue-point="10" draw:end-shape="id10" draw:end-glue-point="4" svg:d="M10200 4800h6700v2100" svg:viewBox="0 0 6701 2101">
          <text:p/>
        </draw:connector>
        <draw:custom-shape draw:style-name="gr1" draw:text-style-name="P1" xml:id="id18" draw:id="id18" draw:layer="layout" svg:width="5cm" svg:height="2.2cm" svg:x="23.4cm" svg:y="17.1cm">
          <text:p text:style-name="P1">test-ld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5cm" svg:height="2.2cm" svg:x="17.5cm" svg:y="17cm">
          <text:p text:style-name="P1">test-m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20cm" svg:y1="17cm" svg:x2="20cm" svg:y2="16.2cm" draw:start-shape="id17" draw:start-glue-point="4" draw:end-shape="id5" draw:end-glue-point="2" svg:d="M20000 17000v-800" svg:viewBox="0 0 1 801">
          <text:p/>
        </draw:connector>
        <draw:connector draw:style-name="gr3" draw:text-style-name="P2" draw:layer="layout" svg:x1="25.9cm" svg:y1="17.1cm" svg:x2="25.9cm" svg:y2="16.2cm" draw:start-shape="id18" draw:start-glue-point="4" draw:end-shape="id7" draw:end-glue-point="2" svg:d="M25900 17100v-900" svg:viewBox="0 0 1 901">
          <text:p/>
        </draw:connector>
        <draw:g>
          <draw:g>
            <draw:custom-shape draw:style-name="gr6" draw:text-style-name="P1" draw:layer="layout" svg:width="2cm" svg:height="0.88cm" svg:x="23.35cm" svg:y="1.0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3.245cm" svg:height="0.962cm" svg:x="25.5cm" svg:y="1cm">
              <draw:text-box>
                <text:p>Container</text:p>
              </draw:text-box>
            </draw:frame>
          </draw:g>
          <draw:g>
            <draw:custom-shape draw:style-name="gr8" draw:text-style-name="P1" draw:layer="layout" svg:width="2cm" svg:height="0.71cm" svg:x="23.35cm" svg:y="2.276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4" draw:layer="layout" svg:width="2.263cm" svg:height="0.962cm" svg:x="25.5cm" svg:y="2.15cm">
              <draw:text-box>
                <text:p>Image</text:p>
              </draw:text-box>
            </draw:frame>
          </draw:g>
          <draw:g>
            <draw:custom-shape draw:style-name="gr10" draw:text-style-name="P1" draw:layer="layout" svg:width="1cm" svg:height="1cm" svg:x="23.85cm" svg:y="3.23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11" draw:text-style-name="P4" draw:layer="layout" svg:width="2.614cm" svg:height="0.962cm" svg:x="25.5cm" svg:y="3.25cm">
              <draw:text-box>
                <text:p>Volume</text:p>
              </draw:text-box>
            </draw:frame>
          </draw:g>
        </draw:g>
        <draw:connector draw:style-name="gr3" draw:text-style-name="P2" draw:layer="layout" draw:line-skew="-0.299cm" svg:x1="2.1cm" svg:y1="18.1cm" svg:x2="1.8cm" svg:y2="4.8cm" draw:start-shape="id3" draw:start-glue-point="6" draw:end-shape="id16" draw:end-glue-point="5" svg:d="M2100 18100h-1100v-13300h800" svg:viewBox="0 0 1101 13301">
          <text:p/>
        </draw:connector>
        <draw:custom-shape draw:style-name="gr5" draw:text-style-name="P1" xml:id="id20" draw:id="id20" draw:layer="layout" svg:width="2cm" svg:height="2cm" svg:x="22.9cm" svg:y="5.3cm">
          <text:p text:style-name="P1">mq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19" draw:id="id19" draw:layer="layout" svg:width="2cm" svg:height="2cm" svg:x="26.1cm" svg:y="5.3cm">
          <text:p text:style-name="P1">lda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2" draw:layer="layout" draw:line-skew="-0.202cm" svg:x1="28.4cm" svg:y1="12.1cm" svg:x2="28.1cm" svg:y2="6.3cm" draw:start-shape="id6" draw:start-glue-point="10" draw:end-shape="id19" svg:d="M28400 12100h300v-5800h-600" svg:viewBox="0 0 601 5801">
          <text:p/>
        </draw:connector>
        <draw:connector draw:style-name="gr3" draw:text-style-name="P2" draw:layer="layout" draw:line-skew="0.098cm" svg:x1="24.9cm" svg:y1="9.6cm" svg:x2="24.9cm" svg:y2="6.3cm" draw:start-shape="id4" draw:start-glue-point="10" draw:end-shape="id20" draw:end-glue-point="7" svg:d="M24900 9600h600v-3300h-600" svg:viewBox="0 0 60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0080000000824DE131A53C03B31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ainer" style:family="graphic" style:parent-style-name="standard">
      <style:graphic-properties draw:stroke-dash="Dashed_20__28_var_29__20_4" svg:stroke-color="#3465a4" draw:fill="solid" draw:fill-color="#00b8ff" draw:fill-gradient-name="Gradient_20_9" draw:fill-hatch-name="Hatching_20_1" draw:fill-image-name="Bitmap_20_1"/>
      <style:text-properties fo:color="#ffffff"/>
    </style:style>
    <style:style style:name="Image" style:family="graphic" style:parent-style-name="standard">
      <style:graphic-properties draw:stroke-dash="Dashed_20__28_var_29__20_4" svg:stroke-color="#3465a4" draw:fill="solid" draw:fill-color="#ff3366" draw:fill-gradient-name="Gradient_20_9" draw:fill-hatch-name="Hatching_20_1" draw:fill-image-name="Bitmap_20_1"/>
      <style:text-properties fo:color="#ffffff"/>
    </style:style>
    <style:style style:name="Volume" style:family="graphic" style:parent-style-name="standard">
      <style:graphic-properties draw:stroke-dash="Dashed_20__28_var_29__20_4" svg:stroke-color="#3465a4" draw:fill="solid" draw:fill-color="#00ff00" draw:fill-gradient-name="Gradient_20_9" draw:fill-hatch-name="Hatching_20_1" draw:fill-image-name="Bitmap_20_1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rader</meta:initial-creator>
    <meta:creation-date>2018-07-31T20:57:21.953890754</meta:creation-date>
    <dc:date>2018-08-01T21:22:36.059283518</dc:date>
    <dc:creator>Sebastian Schrader</dc:creator>
    <meta:editing-duration>PT20M14S</meta:editing-duration>
    <meta:editing-cycles>4</meta:editing-cycles>
    <meta:generator>LibreOffice/6.0.5.2$Linux_X86_64 LibreOffice_project/00m0$Build-2</meta:generator>
    <meta:document-statistic meta:object-count="53"/>
  </office:meta>
</office:document-meta>
</file>